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pple-system" svg:font-family="apple-system, BlinkMacSystemFont, Roboto, 'Open Sans', 'Helvetica Neue'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60c9" officeooo:paragraph-rsid="00177d88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e325" officeooo:paragraph-rsid="00177d88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e325" officeooo:paragraph-rsid="00177d88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060c9" officeooo:paragraph-rsid="00177d8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.279cm" loext:contextual-spacing="false" fo:line-height="100%" fo:background-color="#ffffff">
        <style:background-image/>
      </style:paragraph-properties>
      <style:text-properties fo:color="#000000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6" style:family="paragraph" style:parent-style-name="Standard">
      <style:paragraph-properties fo:margin-top="0cm" fo:margin-bottom="0.279cm" loext:contextual-spacing="false" fo:line-height="100%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cm" fo:margin-bottom="0.279cm" loext:contextual-spacing="false" fo:line-height="100%" fo:background-color="#ffffff">
        <style:background-image/>
      </style:paragraph-properties>
      <style:text-properties style:font-name="Times New Roman" fo:font-size="12pt" officeooo:paragraph-rsid="00177d88" style:font-size-asian="12pt" style:font-size-complex="12pt"/>
    </style:style>
    <style:style style:name="P8" style:family="paragraph" style:parent-style-name="Standard" style:master-page-name="Standard">
      <style:paragraph-properties fo:margin-top="0cm" fo:margin-bottom="0.279cm" loext:contextual-spacing="false" fo:line-height="100%" fo:text-align="center" style:justify-single-word="false" style:page-number="auto" fo:background-color="#ffffff">
        <style:background-image/>
      </style:paragraph-properties>
      <style:text-properties style:font-name="Times New Roman" fo:font-size="12pt" fo:font-weight="bold" officeooo:rsid="00177d88" officeooo:paragraph-rsid="00177d88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background-color="#ffffff">
        <style:background-image/>
      </style:paragraph-properties>
      <style:text-properties fo:color="#000000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Обычный_20__28_веб_29_">
      <style:paragraph-properties fo:margin-top="0cm" fo:margin-bottom="0cm" loext:contextual-spacing="false" fo:background-color="#ffffff">
        <style:background-image/>
      </style:paragraph-properties>
    </style:style>
    <style:style style:name="P12" style:family="paragraph" style:parent-style-name="Обычный_20__28_веб_29_">
      <style:paragraph-properties fo:margin-top="0cm" fo:margin-bottom="0cm" loext:contextual-spacing="false"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13" style:family="paragraph" style:parent-style-name="Обычный_20__28_веб_29_">
      <style:paragraph-properties fo:margin-top="0cm" fo:margin-bottom="0cm" loext:contextual-spacing="false" fo:background-color="#ffffff">
        <style:background-image/>
      </style:paragraph-properties>
      <style:text-properties fo:color="#000000" style:font-name="Times New Roman" fo:font-size="12pt" style:font-size-asian="12pt" style:font-size-complex="12pt" style:font-weight-complex="bold"/>
    </style:style>
    <style:style style:name="P14" style:family="paragraph" style:parent-style-name="Обычный_20__28_веб_29_">
      <style:paragraph-properties fo:margin-top="0cm" fo:margin-bottom="0cm" loext:contextual-spacing="false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Обычный_20__28_веб_29_">
      <style:paragraph-properties fo:margin-top="0cm" fo:margin-bottom="0.279cm" loext:contextual-spacing="false"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3" style:family="text">
      <style:text-properties fo:color="#000000" style:font-name="Times New Roman" fo:font-size="12pt" style:font-name-asian="Times New Roman" style:font-size-asian="12pt" style:language-asian="ru" style:country-asian="RU" style:font-name-complex="Times New Roman" style:font-size-complex="12pt" style:font-weight-complex="bold"/>
    </style:style>
    <style:style style:name="T4" style:family="text">
      <style:text-properties fo:color="#000000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2pt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fo:color="#000000" fo:font-size="12pt" style:font-name-asian="Times New Roman" style:font-size-asian="12pt" style:language-asian="ru" style:country-asian="RU" style:font-name-complex="Times New Roman" style:font-size-complex="12pt" style:font-weight-complex="bold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style:font-name="Times New Roman" style:font-weight-complex="bold"/>
    </style:style>
    <style:style style:name="T10" style:family="text">
      <style:text-properties fo:color="#000000" style:font-name="Times New Roman" fo:font-weight="bold" style:font-weight-asian="bold" style:font-weight-complex="bold"/>
    </style:style>
    <style:style style:name="T11" style:family="text">
      <style:text-properties fo:color="#000000" style:font-name="Times New Roman" fo:font-size="12pt" style:font-size-asian="12pt" style:font-size-complex="12pt"/>
    </style:style>
    <style:style style:name="T12" style:family="text">
      <style:text-properties fo:color="#000000" style:font-name="Times New Roman" fo:font-size="12pt" style:font-size-asian="12pt" style:font-size-complex="12pt" style:font-weight-complex="bold"/>
    </style:style>
    <style:style style:name="T13" style:family="text">
      <style:text-properties fo:color="#000000" style:font-name="Times New Roman" fo:font-size="12pt" officeooo:rsid="00177d88" style:font-size-asian="12pt" style:font-size-complex="12pt" style:font-weight-complex="bold"/>
    </style:style>
    <style:style style:name="T14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font-name-asian="Times New Roman" style:language-asian="ru" style:country-asian="RU" style:font-name-complex="Times New Roman"/>
    </style:style>
    <style:style style:name="T16" style:family="text">
      <style:text-properties fo:color="#000000" style:font-name-asian="Times New Roman" style:language-asian="ru" style:country-asian="RU" style:font-name-complex="Times New Roman" style:font-weight-complex="bold"/>
    </style:style>
    <style:style style:name="T17" style:family="text">
      <style:text-properties fo:color="#000000" officeooo:rsid="00177d88" style:font-name-asian="Times New Roman" style:language-asian="ru" style:country-asian="RU" style:font-name-complex="Times New Roman"/>
    </style:style>
    <style:style style:name="T18" style:family="text">
      <style:text-properties fo:font-variant="normal" fo:text-transform="none" fo:color="#000000" style:font-name="apple-system" fo:font-size="9.75pt" fo:letter-spacing="normal" fo:font-style="normal" fo:font-weight="normal"/>
    </style:style>
    <style:style style:name="T19" style:family="text">
      <style:text-properties fo:font-variant="normal" fo:text-transform="none" fo:color="#000000" fo:font-size="9.75pt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77d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Анализ потребностей</text:p>
      <text:p text:style-name="P6"><text:span text:style-name="T15">На заводе мебели предусмотрено: офис и цех.</text:span></text:p>
      <text:p text:style-name="P6"><text:span text:style-name="T15"><text:s/>В офисе 1 рабочий компьютер для директора, <text:s/>для секретаря, 3 рабочих компьютеров для финансового отдела,2 рабочих компьютера бухгалтерии, 2 рабочих компьютера для отдела кадров, менеджерам <text:s/>необходимо обеспечить ноутбуки беспроводными сетевыми интерфейсами (4 ноутбука); должен быть предусмотрен выход в сеть Internet.</text:span></text:p>
      <text:p text:style-name="P5">Целью курсовой работы является:</text:p>
      <text:p text:style-name="P6"><text:span text:style-name="T15">разработка локальной сети для завода, занимающейся производством мебели</text:span></text:p>
      <text:p text:style-name="P5">изучение принципов построения локальных вычислительных сетей, выбора соответствующего сетевого оборудования</text:p>
      <text:p text:style-name="P7"><text:span text:style-name="T15">разработать прокси-сервера по принципу белого списка.</text:span></text:p>
      <text:p text:style-name="P7"><text:span text:style-name="T15"><text:s/>сетевые карты</text:span></text:p>
      <text:p text:style-name="P10"><text:span text:style-name="T16">Для обеспечения нужд завода, также необходимы файловый сервер, <text:s/>сервер резервного копирования</text:span><text:span text:style-name="T15"> и рабочее место системного администратора. Все вышеперечисленные узлы соединены со своим свитчём.</text:span></text:p>
      <text:p text:style-name="P10"><text:span text:style-name="T16">Все вышеперечисленные свитчи подключены</text:span><text:span text:style-name="T15"> к центральному свитчу, который подключён к главному маршрутизатору.</text:span></text:p>
      <text:p text:style-name="P9"><text:s/>Функцию маршрутизатора выполняет машина с тремя сетевыми интерфейсами:</text:p>
      <text:p text:style-name="P9"/>
      <text:p text:style-name="P5">1. Для соединения главного свитча;</text:p>
      <text:p text:style-name="P5">2. Для WAN соединения;</text:p>
      <text:p text:style-name="P5">3. Для Internet соединения.</text:p>
      <text:p text:style-name="P6"><text:span text:style-name="T20">Для обеспечения работы локальной сети также необходим DHCP -сервер, раздающий IP-адреса по машинным именам. </text:span><text:line-break/><text:span text:style-name="T20">Для обеспечения нужд завода необходима локальная сеть с выходом в интернет только для авторизированных пользователей финансового отдела и бухгалтерии </text:span><text:line-break/><text:span text:style-name="T20">Ограничение доступа в интернет будет осуществляться при помощи прокси-сервера, неавторизированные пользователи доступ в интернет получать не будут.</text:span> </text:p>
      <text:p text:style-name="P11"><text:span text:style-name="T12">Рабочие станции разделены на 3 отдела: отдел кадров с секретарем и директором, финансовый отдел вместе с бухгалтерией, отдел менеджеров.Каждый отдел снабжён свитчём, куда подключены рабочие </text:span><text:span text:style-name="T13">компьютеры.</text:span><text:span text:style-name="T12"> </text:span><text:span text:style-name="T11">Ноутбуки для менеджеров снабжены сетевыми картами. </text:span></text:p>
      <text:p text:style-name="P13"/>
      <text:p text:style-name="P13">Функцию маршрутизатора выполняет машина с тремя сетевыми интерфейсами:</text:p>
      <text:p text:style-name="P12"/>
      <text:p text:style-name="P14"><text:span text:style-name="T4">1.</text:span><text:span text:style-name="T1">Для соединения главного свитча;</text:span></text:p>
      <text:p text:style-name="P12"/>
      <text:p text:style-name="P15">2. Для WAN соединения;</text:p>
      <text:p text:style-name="P15">3. Для Internet соединения.</text:p>
      <text:p text:style-name="P4"/>
      <text:p text:style-name="P4"/>
      <text:p text:style-name="P4"/>
      <text:p text:style-name="P1"><text:soft-page-break/>Белый список:</text:p>
      <text:list xml:id="list8843523993248593071" text:style-name="L1">
        <text:list-item>
          <text:p text:style-name="P2">поисковые системы</text:p>
        </text:list-item>
        <text:list-item>
          <text:p text:style-name="P2">консультант плюс</text:p>
        </text:list-item>
        <text:list-item>
          <text:p text:style-name="P2">почтовые системы</text:p>
        </text:list-item>
        <text:list-item>
          <text:p text:style-name="P2">корпоративные сайты </text:p>
        </text:list-item>
        <text:list-item>
          <text:p text:style-name="P2">интернет ветрина</text:p>
          <text:p text:style-name="P2">интернет порталы</text:p>
        </text:list-item>
        <text:list-item>
          <text:p text:style-name="P2">тематические сайты для продукции</text:p>
        </text:list-item>
        <text:list-item>
          <text:p text:style-name="P2">фото,видео, аудио сайты</text:p>
        </text:list-item>
        <text:list-item>
          <text:p text:style-name="P2">интернет форумы </text:p>
        </text:list-item>
        <text:list-item>
          <text:p text:style-name="P3">доска объявлени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pple-system" svg:font-family="apple-system, BlinkMacSystemFont, Roboto, 'Open Sans', 'Helvetica Neue'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apple-converted-space" style:family="text" style:parent-style-name="Основной_20_шрифт_20_абзаца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31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5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12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6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3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2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</meta:initial-creator>
    <meta:creation-date>2017-05-01T16:15:00</meta:creation-date>
    <dc:date>2017-05-01T21:28:11.305000000</dc:date>
    <meta:editing-cycles>3</meta:editing-cycles>
    <meta:editing-duration>PT17M3S</meta:editing-duration>
    <meta:document-statistic meta:table-count="0" meta:image-count="0" meta:object-count="0" meta:page-count="2" meta:paragraph-count="31" meta:word-count="272" meta:character-count="2133" meta:non-whitespace-character-count="1890"/>
    <meta:generator>LibreOffice/4.3.2.2$Windows_x86 LibreOffice_project/edfb5295ba211bd31ad47d0bad0118690f76407d</meta:generator>
  </office:meta>
</office:document-meta>
</file>